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0000003489A846A85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ole-draw-aspect="1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 style:list-style-name="L3">
      <style:graphic-properties draw:fill-color="#ffffff" draw:auto-grow-height="true" fo:min-height="13.86cm"/>
    </style:style>
    <style:style style:name="pr8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style-name="Regular" style:font-family-generic="modern" style:font-pitch="fixed"/>
    </style:style>
    <style:style style:name="P4" style:family="paragraph">
      <style:text-properties fo:font-size="64pt" style:font-size-asian="64pt" style:font-size-complex="6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family="'Courier New'" style:font-style-name="Regular" style:font-family-generic="modern" style:font-pitch="fixe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64pt" style:font-size-asian="64pt" style:font-size-complex="64pt"/>
    </style:style>
    <style:style style:name="T7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1.7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2"/></text:p>
            <text:p text:style-name="P1"><text:span text:style-name="T3">Colin Morris · Qiyu Zhu</text:span></text:p>
            <text:p text:style-name="P1"><text:span text:style-name="T3">December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rlang is the opposite of C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asy things in C are hard in Erlang</text:p>
              </text:list-item>
              <text:list-item>
                <text:p>Easy things in Erlang are hard in C</text:p>
              </text:list-item>
              <text:list-item>
                <text:p>No loops</text:p>
              </text:list-item>
              <text:list-item>
                <text:p>Single assignment</text:p>
              </text:list-item>
              <text:list-item>
                <text:p>No shared memory concurren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rlang basic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Numbers</text:p>
              </text:list-item>
              <text:list-item>
                <text:p>Atoms</text:p>
              </text:list-item>
              <text:list-item>
                <text:p>Tuples</text:p>
              </text:list-item>
              <text:list-item>
                <text:p>L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de example: Factorial</text:p>
          </draw:text-box>
        </draw:frame>
        <draw:frame presentation:style-name="pr7" draw:text-style-name="P3" draw:layer="layout" svg:width="25.199cm" svg:height="13.86cm" svg:x="1.4cm" svg:y="4.914cm" presentation:class="subtitle">
          <draw:text-box>
            <text:list text:style-name="L3">
              <text:list-item>
                <text:p text:style-name="P2"><text:span text:style-name="T4">factorial(0) -&gt; 1;</text:span></text:p>
              </text:list-item>
              <text:list-item>
                <text:p text:style-name="P2"><text:span text:style-name="T4">factorial(N) -&gt; N * factorial(N-1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/text:p>
              </text:list-item>
              <text:list-item>
                <text:p><text:span text:style-name="T5"><text:a xlink:href="http://cowichanp.files.wordpress.com/2010/11/cowichan.pdf">http://cowichanp.files.wordpress.com/2010/11/cowichan.pdf</text:a>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ase study: 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Coli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837cm" presentation:class="subtitle" presentation:user-transformed="true">
          <draw:text-box>
            <text:p text:style-name="P4"><text:span text:style-name="T6">Perform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mpared to C</text:p>
          </draw:text-box>
        </draw:frame>
        <draw:frame presentation:style-name="pr4" draw:layer="layout" svg:width="25.199cm" svg:height="14.437cm" svg:x="1.4cm" svg:y="4.914cm" presentation:class="outline" presentation:user-transformed="true">
          <draw:text-box>
            <text:list text:style-name="L2">
              <text:list-item>
                <text:p>Mandelbrot set, serial version</text:p>
              </text:list-item>
              <text:list-item>
                <text:p>Fixed parameters, performed on one machine</text:p>
              </text:list-item>
              <text:list-item>
                <text:p>C <text:span text:style-name="T5">(GCC 4.3.2)</text:span>:</text:p>
                <text:list>
                  <text:list-item>
                    <text:p><text:span text:style-name="T7">-O0</text:span>: 1.855 s</text:p>
                  </text:list-item>
                  <text:list-item>
                    <text:p><text:span text:style-name="T7">-O2</text:span>: 0.833 s</text:p>
                  </text:list-item>
                </text:list>
              </text:list-item>
              <text:list-item>
                <text:p>Erlang <text:span text:style-name="T5">(ERTS 5.8.1)</text:span>:</text:p>
                <text:list>
                  <text:list-item>
                    <text:p>SMP on: 61.93 s</text:p>
                  </text:list-item>
                  <text:list-item>
                    <text:p>SMP off: 51.32 s</text:p>
                  </text:list-item>
                </text:list>
              </text:list-item>
              <text:list-item>
                <text:p>Clearly not suitable for numerical comput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2" draw:layer="layout" svg:width="26cm" svg:height="15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2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ndel, strong scaling, 10 nodes</text:p>
          </draw:text-box>
        </draw:frame>
        <draw:frame draw:style-name="gr3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2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ndel, weak scaling, 10 nodes</text:p>
          </draw:text-box>
        </draw:frame>
        <draw:frame draw:style-name="gr3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2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3" draw:layer="layout" svg:width="25.199cm" svg:height="13.859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8" draw:text-style-name="P4" draw:layer="layout" svg:width="25.199cm" svg:height="17.936cm" svg:x="1.4cm" svg:y="0.837cm" presentation:class="subtitle">
          <draw:text-box>
            <text:p text:style-name="P4"><text:span text:style-name="T6">Miscellane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111cm" svg:y="0.084cm">
        <draw:image xlink:href="Pictures/1000000000000460000003489A846A8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02H58M50S</meta:editing-duration>
    <meta:editing-cycles>11</meta:editing-cycles>
    <dc:date>2010-11-30T21:22:43.37</dc:date>
    <meta:generator>OpenOffice.org/3.2$Win32 OpenOffice.org_project/320m18$Build-9502</meta:generator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01cm" svg:height="15.085cm" xlink:href="." chart:class="chart:scatter" chart:style-name="ch1">
        <chart:plot-area chart:style-name="ch2" chart:data-source-has-labels="both" svg:x="0.839cm" svg:y="0.301cm" svg:width="24.642cm" svg:height="14.383cm">
          <chart:axis chart:dimension="x" chart:name="primary-x" chart:style-name="ch3">
            <chart:title svg:x="11.792cm" svg:y="13.83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21cm" svg:y="8.46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